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2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log_1.log" table:style-name="ta1">
        <table:shapes>
          <draw:frame draw:z-index="0" draw:style-name="gr1" draw:text-style-name="P1" svg:width="159.99mm" svg:height="89.99mm" svg:x="76.32mm" svg:y="1mm">
            <loext:p draw:notify-on-update-of-ranges="'cameralog_1.log'.A1:'cameralog_1.log'.A1 'cameralog_1.log'.A2:'cameralog_1.log'.A1001 'cameralog_1.log'.B1:'cameralog_1.log'.B1 'cameralog_1.log'.B2:'cameralog_1.log'.B1001 'cameralog_1.log'.A1:'cameralog_1.log'.A1 'cameralog_1.log'.A2:'cameralog_1.log'.A1001 'cameralog_1.log'.C1:'cameralog_1.log'.C1 'cameralog_1.log'.C2:'cameralog_1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03469" calcext:value-type="float">
            <text:p>2,7034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27006" calcext:value-type="float">
            <text:p>2,627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6339" calcext:value-type="float">
            <text:p>2,9563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1747" calcext:value-type="float">
            <text:p>3,217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66198" calcext:value-type="float">
            <text:p>3,4661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51731" calcext:value-type="float">
            <text:p>3,4517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7693" calcext:value-type="float">
            <text:p>3,77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83531" calcext:value-type="float">
            <text:p>4,0835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83531" calcext:value-type="float">
            <text:p>4,0835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83531" calcext:value-type="float">
            <text:p>4,0835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12865" calcext:value-type="float">
            <text:p>4,4128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23598" calcext:value-type="float">
            <text:p>4,7235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63265" calcext:value-type="float">
            <text:p>4,3632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400464" calcext:value-type="float">
            <text:p>4,4004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04598" calcext:value-type="float">
            <text:p>4,404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81463" calcext:value-type="float">
            <text:p>4,7814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12864" calcext:value-type="float">
            <text:p>4,4128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4593" calcext:value-type="float">
            <text:p>4,445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651265" calcext:value-type="float">
            <text:p>4,6512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651265" calcext:value-type="float">
            <text:p>4,6512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970265" calcext:value-type="float">
            <text:p>4,9702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970265" calcext:value-type="float">
            <text:p>4,9702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970265" calcext:value-type="float">
            <text:p>4,9702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322332" calcext:value-type="float">
            <text:p>5,322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968199" calcext:value-type="float">
            <text:p>4,9681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968199" calcext:value-type="float">
            <text:p>4,9681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21538" calcext:value-type="float">
            <text:p>4,7215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21538" calcext:value-type="float">
            <text:p>4,7215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055003" calcext:value-type="float">
            <text:p>5,055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061203" calcext:value-type="float">
            <text:p>5,061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030202" calcext:value-type="float">
            <text:p>5,030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74427" calcext:value-type="float">
            <text:p>4,744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74427" calcext:value-type="float">
            <text:p>4,744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365336" calcext:value-type="float">
            <text:p>4,3653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36327" calcext:value-type="float">
            <text:p>4,363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36327" calcext:value-type="float">
            <text:p>4,363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667803" calcext:value-type="float">
            <text:p>4,6678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330201" calcext:value-type="float">
            <text:p>4,3302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3364" calcext:value-type="float">
            <text:p>4,33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3364" calcext:value-type="float">
            <text:p>4,33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019468" calcext:value-type="float">
            <text:p>4,019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019468" calcext:value-type="float">
            <text:p>4,019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027735" calcext:value-type="float">
            <text:p>4,0277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027735" calcext:value-type="float">
            <text:p>4,0277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033937" calcext:value-type="float">
            <text:p>4,033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033937" calcext:value-type="float">
            <text:p>4,033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033937" calcext:value-type="float">
            <text:p>4,033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033937" calcext:value-type="float">
            <text:p>4,033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033937" calcext:value-type="float">
            <text:p>4,033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33937" calcext:value-type="float">
            <text:p>4,033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033937" calcext:value-type="float">
            <text:p>4,033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033937" calcext:value-type="float">
            <text:p>4,033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064937" calcext:value-type="float">
            <text:p>4,0649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367402" calcext:value-type="float">
            <text:p>4,3674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56668" calcext:value-type="float">
            <text:p>4,05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056668" calcext:value-type="float">
            <text:p>4,05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731469" calcext:value-type="float">
            <text:p>3,731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731469" calcext:value-type="float">
            <text:p>3,731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522001" calcext:value-type="float">
            <text:p>3,522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34801" calcext:value-type="float">
            <text:p>3,1348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134801" calcext:value-type="float">
            <text:p>3,1348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522" calcext:value-type="float">
            <text:p>3,5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522" calcext:value-type="float">
            <text:p>3,5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522" calcext:value-type="float">
            <text:p>3,5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522" calcext:value-type="float">
            <text:p>3,5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791403" calcext:value-type="float">
            <text:p>3,7914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791403" calcext:value-type="float">
            <text:p>3,7914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133136" calcext:value-type="float">
            <text:p>4,1331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133136" calcext:value-type="float">
            <text:p>4,1331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060805" calcext:value-type="float">
            <text:p>4,0608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062873" calcext:value-type="float">
            <text:p>4,062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404606" calcext:value-type="float">
            <text:p>4,4046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04606" calcext:value-type="float">
            <text:p>4,4046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404606" calcext:value-type="float">
            <text:p>4,4046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404606" calcext:value-type="float">
            <text:p>4,4046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064939" calcext:value-type="float">
            <text:p>4,0649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064939" calcext:value-type="float">
            <text:p>4,0649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375672" calcext:value-type="float">
            <text:p>4,3756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375672" calcext:value-type="float">
            <text:p>4,3756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6287" calcext:value-type="float">
            <text:p>4,062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06287" calcext:value-type="float">
            <text:p>4,062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087668" calcext:value-type="float">
            <text:p>4,087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087668" calcext:value-type="float">
            <text:p>4,087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087668" calcext:value-type="float">
            <text:p>4,087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056668" calcext:value-type="float">
            <text:p>4,05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056668" calcext:value-type="float">
            <text:p>4,05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056668" calcext:value-type="float">
            <text:p>4,05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098" calcext:value-type="float">
            <text:p>4,0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978131" calcext:value-type="float">
            <text:p>3,9781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748004" calcext:value-type="float">
            <text:p>3,748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748004" calcext:value-type="float">
            <text:p>3,748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460006" calcext:value-type="float">
            <text:p>3,460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460006" calcext:value-type="float">
            <text:p>3,460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460006" calcext:value-type="float">
            <text:p>3,460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433138" calcext:value-type="float">
            <text:p>3,4331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433138" calcext:value-type="float">
            <text:p>3,4331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433138" calcext:value-type="float">
            <text:p>3,4331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433138" calcext:value-type="float">
            <text:p>3,4331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433138" calcext:value-type="float">
            <text:p>3,4331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33138" calcext:value-type="float">
            <text:p>3,4331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453804" calcext:value-type="float">
            <text:p>3,4538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143073" calcext:value-type="float">
            <text:p>3,14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017007" calcext:value-type="float">
            <text:p>3,017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031474" calcext:value-type="float">
            <text:p>3,031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059694" calcext:value-type="float">
            <text:p>3,0596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059694" calcext:value-type="float">
            <text:p>3,0596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087914" calcext:value-type="float">
            <text:p>3,0879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087914" calcext:value-type="float">
            <text:p>3,0879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087914" calcext:value-type="float">
            <text:p>3,0879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030762" calcext:value-type="float">
            <text:p>3,0307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030762" calcext:value-type="float">
            <text:p>3,0307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020426" calcext:value-type="float">
            <text:p>3,020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020426" calcext:value-type="float">
            <text:p>3,020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020426" calcext:value-type="float">
            <text:p>3,020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020426" calcext:value-type="float">
            <text:p>3,020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020426" calcext:value-type="float">
            <text:p>3,020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076945" calcext:value-type="float">
            <text:p>3,076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076945" calcext:value-type="float">
            <text:p>3,076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695944" calcext:value-type="float">
            <text:p>2,695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695944" calcext:value-type="float">
            <text:p>2,695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695944" calcext:value-type="float">
            <text:p>2,695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695944" calcext:value-type="float">
            <text:p>2,695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695944" calcext:value-type="float">
            <text:p>2,695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695944" calcext:value-type="float">
            <text:p>2,695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695944" calcext:value-type="float">
            <text:p>2,695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695944" calcext:value-type="float">
            <text:p>2,695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753811" calcext:value-type="float">
            <text:p>2,7538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753811" calcext:value-type="float">
            <text:p>2,7538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753811" calcext:value-type="float">
            <text:p>2,7538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753811" calcext:value-type="float">
            <text:p>2,7538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753811" calcext:value-type="float">
            <text:p>2,7538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753811" calcext:value-type="float">
            <text:p>2,7538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753811" calcext:value-type="float">
            <text:p>2,7538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729011" calcext:value-type="float">
            <text:p>2,7290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486476" calcext:value-type="float">
            <text:p>2,4864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486476" calcext:value-type="float">
            <text:p>2,4864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486476" calcext:value-type="float">
            <text:p>2,4864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486476" calcext:value-type="float">
            <text:p>2,4864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542278" calcext:value-type="float">
            <text:p>2,54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448559" calcext:value-type="float">
            <text:p>2,448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448559" calcext:value-type="float">
            <text:p>2,448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448559" calcext:value-type="float">
            <text:p>2,448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448559" calcext:value-type="float">
            <text:p>2,448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448559" calcext:value-type="float">
            <text:p>2,448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448559" calcext:value-type="float">
            <text:p>2,448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448559" calcext:value-type="float">
            <text:p>2,448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451977" calcext:value-type="float">
            <text:p>2,451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500227" calcext:value-type="float">
            <text:p>2,500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53401" calcext:value-type="float">
            <text:p>2,534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53401" calcext:value-type="float">
            <text:p>2,534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53401" calcext:value-type="float">
            <text:p>2,534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53401" calcext:value-type="float">
            <text:p>2,534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53401" calcext:value-type="float">
            <text:p>2,534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53401" calcext:value-type="float">
            <text:p>2,534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3401" calcext:value-type="float">
            <text:p>2,534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51541" calcext:value-type="float">
            <text:p>2,5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527807" calcext:value-type="float">
            <text:p>2,5278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527807" calcext:value-type="float">
            <text:p>2,5278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415465" calcext:value-type="float">
            <text:p>2,415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415465" calcext:value-type="float">
            <text:p>2,415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239075" calcext:value-type="float">
            <text:p>2,2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110938" calcext:value-type="float">
            <text:p>2,110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353465" calcext:value-type="float">
            <text:p>2,353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353465" calcext:value-type="float">
            <text:p>2,353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353465" calcext:value-type="float">
            <text:p>2,353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391404" calcext:value-type="float">
            <text:p>2,391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301798" calcext:value-type="float">
            <text:p>2,301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212926" calcext:value-type="float">
            <text:p>2,21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23288" calcext:value-type="float">
            <text:p>2,2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252217" calcext:value-type="float">
            <text:p>2,252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279084" calcext:value-type="float">
            <text:p>2,279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279084" calcext:value-type="float">
            <text:p>2,279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279084" calcext:value-type="float">
            <text:p>2,279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279084" calcext:value-type="float">
            <text:p>2,279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279084" calcext:value-type="float">
            <text:p>2,279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279084" calcext:value-type="float">
            <text:p>2,279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287351" calcext:value-type="float">
            <text:p>2,287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287351" calcext:value-type="float">
            <text:p>2,287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287351" calcext:value-type="float">
            <text:p>2,287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287351" calcext:value-type="float">
            <text:p>2,287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287351" calcext:value-type="float">
            <text:p>2,287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287351" calcext:value-type="float">
            <text:p>2,287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287351" calcext:value-type="float">
            <text:p>2,287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287351" calcext:value-type="float">
            <text:p>2,287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287351" calcext:value-type="float">
            <text:p>2,287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22461" calcext:value-type="float">
            <text:p>2,22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22461" calcext:value-type="float">
            <text:p>2,22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22461" calcext:value-type="float">
            <text:p>2,22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300366" calcext:value-type="float">
            <text:p>2,300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300366" calcext:value-type="float">
            <text:p>2,300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25148" calcext:value-type="float">
            <text:p>2,25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25013" calcext:value-type="float">
            <text:p>2,25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108873" calcext:value-type="float">
            <text:p>2,108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179875" calcext:value-type="float">
            <text:p>2,17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044803" calcext:value-type="float">
            <text:p>2,044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058528" calcext:value-type="float">
            <text:p>2,05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058528" calcext:value-type="float">
            <text:p>2,05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058528" calcext:value-type="float">
            <text:p>2,05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058528" calcext:value-type="float">
            <text:p>2,05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058528" calcext:value-type="float">
            <text:p>2,05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058528" calcext:value-type="float">
            <text:p>2,05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058528" calcext:value-type="float">
            <text:p>2,05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058528" calcext:value-type="float">
            <text:p>2,05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058528" calcext:value-type="float">
            <text:p>2,05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030336" calcext:value-type="float">
            <text:p>2,03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99242" calcext:value-type="float">
            <text:p>1,99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99242" calcext:value-type="float">
            <text:p>1,99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99242" calcext:value-type="float">
            <text:p>1,99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99242" calcext:value-type="float">
            <text:p>1,99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99242" calcext:value-type="float">
            <text:p>1,99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99242" calcext:value-type="float">
            <text:p>1,99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99242" calcext:value-type="float">
            <text:p>1,99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998618" calcext:value-type="float">
            <text:p>1,998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938689" calcext:value-type="float">
            <text:p>1,938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953156" calcext:value-type="float">
            <text:p>1,95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972472" calcext:value-type="float">
            <text:p>1,972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957288" calcext:value-type="float">
            <text:p>1,957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957288" calcext:value-type="float">
            <text:p>1,957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957288" calcext:value-type="float">
            <text:p>1,957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957288" calcext:value-type="float">
            <text:p>1,957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96214" calcext:value-type="float">
            <text:p>1,9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957289" calcext:value-type="float">
            <text:p>1,957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957289" calcext:value-type="float">
            <text:p>1,957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957289" calcext:value-type="float">
            <text:p>1,957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957289" calcext:value-type="float">
            <text:p>1,957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957289" calcext:value-type="float">
            <text:p>1,957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45603" calcext:value-type="float">
            <text:p>1,94560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1:49:00.824000000</dc:date>
    <meta:editing-duration>PT1M59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log_1.log'.A1:'cameralog_1.log'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log_1.log'.B2:'cameralog_1.log'.B1001" chart:label-cell-address="'cameralog_1.log'.B1:'cameralog_1.log'.B1" chart:class="chart:scatter">
            <chart:domain table:cell-range-address="'cameralog_1.log'.A2:'cameralog_1.log'.A1001"/>
            <chart:data-point chart:repeated="1000"/>
          </chart:series>
          <chart:series chart:style-name="ch8" chart:values-cell-range-address="'cameralog_1.log'.C2:'cameralog_1.log'.C1001" chart:label-cell-address="'cameralog_1.log'.C1:'cameralog_1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log_1.log'.B1:'cameralog_1.log'.B1</svg:desc>
                </draw:g>
              </table:table-cell>
              <table:table-cell office:value-type="string">
                <text:p>number of cameras</text:p>
                <draw:g>
                  <svg:desc>'cameralog_1.log'.C1:'cameralog_1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log_1.log'.A2:'cameralog_1.log'.A1001</svg:desc>
                </draw:g>
              </table:table-cell>
              <table:table-cell office:value-type="float" office:value="2.703469">
                <text:p>2.703469</text:p>
                <draw:g>
                  <svg:desc>'cameralog_1.log'.B2:'cameralog_1.log'.B1001</svg:desc>
                </draw:g>
              </table:table-cell>
              <table:table-cell office:value-type="float" office:value="6">
                <text:p>6</text:p>
                <draw:g>
                  <svg:desc>'cameralog_1.log'.C2:'cameralog_1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627006">
                <text:p>2.627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56339">
                <text:p>2.956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21747">
                <text:p>3.217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466198">
                <text:p>3.466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451731">
                <text:p>3.4517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77693">
                <text:p>3.776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083531">
                <text:p>4.0835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083531">
                <text:p>4.0835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083531">
                <text:p>4.0835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412865">
                <text:p>4.412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723598">
                <text:p>4.7235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363265">
                <text:p>4.3632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400464">
                <text:p>4.4004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404598">
                <text:p>4.404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781463">
                <text:p>4.7814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412864">
                <text:p>4.4128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44593">
                <text:p>4.445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651265">
                <text:p>4.6512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651265">
                <text:p>4.6512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970265">
                <text:p>4.9702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970265">
                <text:p>4.9702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970265">
                <text:p>4.9702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322332">
                <text:p>5.32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968199">
                <text:p>4.9681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968199">
                <text:p>4.9681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721538">
                <text:p>4.721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721538">
                <text:p>4.721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055003">
                <text:p>5.0550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061203">
                <text:p>5.061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030202">
                <text:p>5.030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74427">
                <text:p>4.74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74427">
                <text:p>4.74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365336">
                <text:p>4.365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36327">
                <text:p>4.363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36327">
                <text:p>4.363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667803">
                <text:p>4.6678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330201">
                <text:p>4.3302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3364">
                <text:p>4.33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3364">
                <text:p>4.33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019468">
                <text:p>4.0194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019468">
                <text:p>4.0194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027735">
                <text:p>4.027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027735">
                <text:p>4.027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033937">
                <text:p>4.033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033937">
                <text:p>4.033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033937">
                <text:p>4.033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033937">
                <text:p>4.033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033937">
                <text:p>4.033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033937">
                <text:p>4.033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033937">
                <text:p>4.033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033937">
                <text:p>4.033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064937">
                <text:p>4.064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367402">
                <text:p>4.3674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056668">
                <text:p>4.056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056668">
                <text:p>4.056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731469">
                <text:p>3.7314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731469">
                <text:p>3.7314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522001">
                <text:p>3.5220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134801">
                <text:p>3.1348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134801">
                <text:p>3.1348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522">
                <text:p>3.5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522">
                <text:p>3.5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522">
                <text:p>3.5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522">
                <text:p>3.5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791403">
                <text:p>3.791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791403">
                <text:p>3.791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133136">
                <text:p>4.133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133136">
                <text:p>4.133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060805">
                <text:p>4.0608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062873">
                <text:p>4.0628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404606">
                <text:p>4.4046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404606">
                <text:p>4.4046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404606">
                <text:p>4.4046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404606">
                <text:p>4.4046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064939">
                <text:p>4.064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064939">
                <text:p>4.064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375672">
                <text:p>4.3756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375672">
                <text:p>4.3756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06287">
                <text:p>4.062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06287">
                <text:p>4.062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.087668">
                <text:p>4.087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.087668">
                <text:p>4.087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.087668">
                <text:p>4.087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.056668">
                <text:p>4.056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056668">
                <text:p>4.056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.056668">
                <text:p>4.056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098">
                <text:p>4.0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978131">
                <text:p>3.9781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748004">
                <text:p>3.748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748004">
                <text:p>3.748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460006">
                <text:p>3.460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460006">
                <text:p>3.460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460006">
                <text:p>3.460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433138">
                <text:p>3.4331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433138">
                <text:p>3.4331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433138">
                <text:p>3.4331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433138">
                <text:p>3.4331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433138">
                <text:p>3.4331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433138">
                <text:p>3.4331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.453804">
                <text:p>3.453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143073">
                <text:p>3.143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.017007">
                <text:p>3.017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.031474">
                <text:p>3.03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059694">
                <text:p>3.0596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.059694">
                <text:p>3.0596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.087914">
                <text:p>3.0879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.087914">
                <text:p>3.0879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087914">
                <text:p>3.0879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030762">
                <text:p>3.0307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030762">
                <text:p>3.0307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020426">
                <text:p>3.0204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020426">
                <text:p>3.0204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020426">
                <text:p>3.0204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020426">
                <text:p>3.0204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020426">
                <text:p>3.0204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076945">
                <text:p>3.076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076945">
                <text:p>3.076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695944">
                <text:p>2.695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695944">
                <text:p>2.695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695944">
                <text:p>2.695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695944">
                <text:p>2.695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695944">
                <text:p>2.695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695944">
                <text:p>2.695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695944">
                <text:p>2.695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695944">
                <text:p>2.695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753811">
                <text:p>2.753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753811">
                <text:p>2.753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753811">
                <text:p>2.753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753811">
                <text:p>2.753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753811">
                <text:p>2.753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753811">
                <text:p>2.753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753811">
                <text:p>2.753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729011">
                <text:p>2.7290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486476">
                <text:p>2.486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486476">
                <text:p>2.486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486476">
                <text:p>2.486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486476">
                <text:p>2.486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542278">
                <text:p>2.542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448559">
                <text:p>2.448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448559">
                <text:p>2.448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448559">
                <text:p>2.448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448559">
                <text:p>2.448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448559">
                <text:p>2.448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448559">
                <text:p>2.448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448559">
                <text:p>2.448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451977">
                <text:p>2.451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500227">
                <text:p>2.500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53401">
                <text:p>2.534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53401">
                <text:p>2.534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53401">
                <text:p>2.534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53401">
                <text:p>2.534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53401">
                <text:p>2.534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53401">
                <text:p>2.534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53401">
                <text:p>2.534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51541">
                <text:p>2.51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527807">
                <text:p>2.5278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527807">
                <text:p>2.5278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415465">
                <text:p>2.415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415465">
                <text:p>2.415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239075">
                <text:p>2.239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110938">
                <text:p>2.110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353465">
                <text:p>2.353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353465">
                <text:p>2.353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353465">
                <text:p>2.353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391404">
                <text:p>2.391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301798">
                <text:p>2.301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212926">
                <text:p>2.212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23288">
                <text:p>2.2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252217">
                <text:p>2.25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279084">
                <text:p>2.279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279084">
                <text:p>2.279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279084">
                <text:p>2.279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279084">
                <text:p>2.279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279084">
                <text:p>2.279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279084">
                <text:p>2.279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287351">
                <text:p>2.287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287351">
                <text:p>2.287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287351">
                <text:p>2.287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287351">
                <text:p>2.287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287351">
                <text:p>2.287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287351">
                <text:p>2.287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287351">
                <text:p>2.287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287351">
                <text:p>2.287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287351">
                <text:p>2.287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22461">
                <text:p>2.22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22461">
                <text:p>2.22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22461">
                <text:p>2.22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300366">
                <text:p>2.300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300366">
                <text:p>2.300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25148">
                <text:p>2.25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25013">
                <text:p>2.25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108873">
                <text:p>2.108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179875">
                <text:p>2.17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14474">
                <text:p>2.14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044803">
                <text:p>2.044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058528">
                <text:p>2.05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058528">
                <text:p>2.05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058528">
                <text:p>2.05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058528">
                <text:p>2.05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058528">
                <text:p>2.05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058528">
                <text:p>2.05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058528">
                <text:p>2.05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058528">
                <text:p>2.05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058528">
                <text:p>2.05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030336">
                <text:p>2.030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99242">
                <text:p>1.99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99242">
                <text:p>1.99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99242">
                <text:p>1.99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99242">
                <text:p>1.99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99242">
                <text:p>1.99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99242">
                <text:p>1.99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99242">
                <text:p>1.99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998618">
                <text:p>1.998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938689">
                <text:p>1.938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953156">
                <text:p>1.95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972472">
                <text:p>1.97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957288">
                <text:p>1.957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957288">
                <text:p>1.957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957288">
                <text:p>1.957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957288">
                <text:p>1.957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96214">
                <text:p>1.9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957289">
                <text:p>1.957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957289">
                <text:p>1.957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957289">
                <text:p>1.957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957289">
                <text:p>1.957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957289">
                <text:p>1.957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945603">
                <text:p>1.94560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